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text:span><text:span text:style-name="T13">Albaranes.generarNumero</text:span><text:span text:style-name="T13">"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2">&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31"><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text:span><text:span text:style-name="T13">Clientes.cambiarEtiquetaDeNombre</text:span><text:span text:style-name="T13">"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9T11:31:32</dc:date>
    <meta:print-date>2005-05-19T18:12:29</meta:print-date>
    <dc:language>es-ES</dc:language>
    <meta:editing-cycles>1494</meta:editing-cycles>
    <meta:editing-duration>P8DT1H39M44S</meta:editing-duration>
    <meta:user-defined meta:name="Info 1"/>
    <meta:user-defined meta:name="Info 2"/>
    <meta:user-defined meta:name="Info 3"/>
    <meta:user-defined meta:name="Info 4"/>
    <meta:document-statistic meta:table-count="0" meta:image-count="35" meta:object-count="0" meta:page-count="153" meta:paragraph-count="3982" meta:word-count="32785" meta:character-count="237724"/>
  </office:meta>
</office:document-meta>
</file>